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in" fo:margin-bottom="0in" fo:text-align="center" style:justify-single-word="false"/>
    </style:style>
    <style:style style:name="P2" style:family="paragraph" style:parent-style-name="Text_20_body">
      <style:paragraph-properties fo:margin-top="0in" fo:margin-bottom="0in" fo:line-height="200%" fo:text-align="start" style:justify-single-word="false"/>
    </style:style>
    <style:style style:name="P3" style:family="paragraph" style:parent-style-name="Text_20_body">
      <style:paragraph-properties fo:margin-top="0in" fo:margin-bottom="0in" fo:text-align="start" style:justify-single-word="false"/>
    </style:style>
    <style:style style:name="P4" style:family="paragraph" style:parent-style-name="Text_20_body">
      <style:paragraph-properties fo:margin-top="0in" fo:margin-bottom="0in" fo:text-align="center" style:justify-single-word="false"/>
      <style:text-properties fo:font-weight="bold" style:font-weight-asian="bold"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 Bolton – CSF Spring Seminar, Week 1 – essay on <text:span text:style-name="T2">One-L</text:span></text:p>
      <text:p text:style-name="P1"/>
      <text:p text:style-name="P4">The Harm of Educational Competition</text:p>
      <text:p text:style-name="P2"/>
      <text:p text:style-name="P2"><text:tab/>The Harvard Law School, as described in Scott Turow's autobiographical <text:span text:style-name="T1">One-L</text:span><text:span text:style-name="T4">, is a harmful and demoralizing nightmare. The school itself seems very productive, being able to coerce thousands of students each year into working harder than they ever have out of pure fear. But there seems to be little point in extreme productivity when it comes packaged with extreme unhappiness. What are the effects of this style of education, and is it really necessary?</text:span></text:p>
      <text:p text:style-name="P2"><text:tab/>Harvard Law School (in <text:span text:style-name="T1">One-L</text:span><text:span text:style-name="T4">) is characterized by</text:span> a huge workload combined with strong competitiveness among the students. The workload creates pressure and expectation: you work yourself to death, and you expect returns. The returns are based on a comparison with the work of all the other students, with barely any thought for the material itself. When students receive the results of a test in <text:span text:style-name="T1">One-L</text:span><text:span text:style-name="T4">, their immediate thoughts do not concern the concepts inside the test, but they are entirely obsessed with how they compare to the (arbitrary) letter-grade results of their peers. </text:span></text:p>
      <text:p text:style-name="P2"><text:tab/>When you're occupied with school work during every free waking minute, it becomes your universe, and when all the successes and failures of that universe are compared against hundreds of other bright students, it can be extremely punishing. The Socratic Method was so stressful and demoralizing for the students because it placed the student in a harsh light before 140 other students eager to scrutinize. On the one hand, if the student botches the interrogation, they live with the shame of inferiority for the rest of the year; and on the other hand, if the student performs admirably, they are filled with a superior pride for the rest of the year, only increasing the competitive urge. An increased competitive urge amounts to increased pressure, increased expectations, and far more self-punishment once the person does screw up. </text:p>
      <text:p text:style-name="P2"><text:tab/>Educational institutions were not created as proving grounds; they were created for the purposes of education. Learning is a pleasant and highly rewarding activity when it's treated as a goal for the <text:soft-page-break/>sake of itself. Learning should be placed as primary in every activity in a school: tests should not be about proving self-worth, but simply about learning. And, above all, we do not need the stresses of competitiveness that turned so many students in <text:span text:style-name="T1">One-L</text:span><text:span text:style-name="T3"> </text:span><text:span text:style-name="T4">towards socially reprehensible actions. We can instead turn to cooperation. It is difficult to change large institutions, but easy to change personal behavior. It is each student's ethical responsibility to cooperate with and care about their peers, no matter how tyrannical the school they attend, and to not fall into the selfish competitive trappings that Scott Turow often fell into in </text:span><text:span text:style-name="T1">One-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1T14:37:02</meta:creation-date>
    <dc:date>2010-04-11T14:52:19</dc:date>
    <meta:editing-duration>PT00H15M20S</meta:editing-duration>
    <meta:editing-cycles>2</meta:editing-cycles>
    <meta:generator>OpenOffice.org/3.2$Linux OpenOffice.org_project/320m12$Build-9483</meta:generator>
    <meta:print-date>2010-04-11T14:38:45</meta:print-date>
    <meta:document-statistic meta:table-count="0" meta:image-count="0" meta:object-count="0" meta:page-count="2" meta:paragraph-count="6" meta:word-count="459" meta:character-count="2821"/>
  </office:meta>
</office:document-meta>
</file>